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Baskerville" svg:font-family="Baskerville"/>
    <style:font-face style:name="Baskerville-Bold" svg:font-family="Baskerville-Bold"/>
    <style:font-face style:name="MinionPro-Regular" svg:font-family="MinionPro-Regular"/>
    <style:font-face style:name="OpenSymbol" svg:font-family="OpenSymbol"/>
    <style:font-face style:name="sans-serif" svg:font-family="sans-serif"/>
    <style:font-face style:name="ui-monospace" svg:font-family="ui-monospace, SFMono-Regular, Menlo, Monaco, Consolas, 'Liberation Mono', monospace"/>
    <style:font-face style:name="Baskerville-Italic" svg:font-family="Baskerville-Italic" style:font-family-generic="script"/>
    <style:font-face style:name="Baskerville1" svg:font-family="Baskervill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
      <style:paragraph-properties fo:margin-left="0in" fo:margin-right="0in" fo:margin-top="0in" fo:margin-bottom="0in" fo:line-height="120%" fo:text-align="start" style:justify-single-word="false" fo:text-indent="0in" style:auto-text-indent="false" style:text-autospace="none" style:vertical-align="middle" style:writing-mode="lr-tb"/>
      <style:text-properties style:font-name="Baskerville1"/>
    </style:style>
    <style:style style:name="P2" style:family="paragraph" style:parent-style-name="Text_20_body">
      <style:text-properties style:font-name="Baskerville1"/>
    </style:style>
    <style:style style:name="P3" style:family="paragraph" style:parent-style-name="Text_20_body" style:list-style-name="L1">
      <style:text-properties style:font-name="Baskerville1"/>
    </style:style>
    <style:style style:name="P4" style:family="paragraph" style:parent-style-name="Heading_20_3">
      <style:text-properties style:font-name="Baskerville1"/>
    </style:style>
    <style:style style:name="P5" style:family="paragraph" style:parent-style-name="_5b_Basic_20_Paragraph_5d_" style:list-style-name="">
      <style:paragraph-properties fo:margin-left="0in" fo:margin-right="0in" fo:margin-top="0in" fo:margin-bottom="0in" fo:line-height="120%" fo:text-align="start" style:justify-single-word="false" fo:text-indent="0in" style:auto-text-indent="false" style:text-autospace="none" style:vertical-align="middle" style:writing-mode="lr-tb"/>
      <style:text-properties style:font-name="Baskerville1"/>
    </style:style>
    <style:style style:name="P6" style:family="paragraph" style:parent-style-name="Heading_20_2" style:list-style-name="">
      <style:paragraph-properties fo:margin-left="0in" fo:margin-right="0in" fo:margin-top="0in" fo:margin-bottom="0in" fo:line-height="120%" fo:text-align="start" style:justify-single-word="false" fo:text-indent="0in" style:auto-text-indent="false" style:text-autospace="none" style:vertical-align="middle" style:writing-mode="lr-tb"/>
      <style:text-properties style:font-name="Baskerville1"/>
    </style:style>
    <style:style style:name="P7" style:family="paragraph" style:parent-style-name="Standard">
      <style:text-properties style:font-name="Baskerville1"/>
    </style:style>
    <style:style style:name="P8" style:family="paragraph" style:parent-style-name="Standard">
      <style:text-properties style:font-name="Baskerville1" fo:font-weight="bold" style:font-weight-asian="bold" style:font-weight-complex="bold"/>
    </style:style>
    <style:style style:name="T1" style:family="text">
      <style:text-properties fo:color="#000000" style:text-line-through-style="none" style:text-position="0% 100%" fo:font-size="12pt" fo:letter-spacing="normal" fo:language="en" fo:country="US" fo:font-style="normal" style:text-underline-style="none" fo:font-weight="normal" style:font-name-asian="Baskerville" style:font-size-asian="12pt" style:font-style-asian="normal" style:font-weight-asian="normal" style:font-name-complex="Baskerville" style:font-size-complex="12pt" style:font-style-complex="normal" style:font-weight-complex="normal" style:text-emphasize="none" style:text-scale="100%"/>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hat the Hell is this Map?</text:p>
      <text:p text:style-name="P7"/>
      <text:p text:style-name="P7">Well, it’s <text:span text:style-name="T4">literally</text:span> digitized version of <text:span text:style-name="T3">Stanford’s Library Map of London and Its Suburbs</text:span> from around 1860. The scale is an extraordinary six inches to the mile and, on my wall at home, stretches an enormous five feet by five and a half feet. (If you want to hear the story if how I came to become obsessed with the map and then spent 15 years of my life painstakingly and lovingly restoring it, you can read the story here.)</text:p>
      <text:p text:style-name="P7"/>
      <text:p text:style-name="P7">But there’s more to it than just “hey, look at this awesome, beautiful map.” (Although there’s some of that.)</text:p>
      <text:p text:style-name="P7"/>
      <text:p text:style-name="P7">The real purpose here is to provide an interpretive guide to London at the midpoint of Queen Victoria’s reign—a city in the middle of becoming “modern.”</text:p>
      <text:p text:style-name="P7"/>
      <text:p text:style-name="P7">Rather than organizing Victorian life by topic or timeline, this map organizes it by place. Each location marks a site where power, knowledge, labor, entertainment, justice, poverty, or violence shaped everyday experience.</text:p>
      <text:p text:style-name="P7"/>
      <text:p text:style-name="P7">What matters here is not just what existed—but what existed next to what. This is about the convergence of time and place and how millions of pople <text:s/>a people that lived in an incoherent age tried to live a coherent life.</text:p>
      <text:p text:style-name="P7"/>
      <text:p text:style-name="P7"/>
      <text:h text:style-name="P4" text:outline-level="3"><text:span text:style-name="Strong_20_Emphasis">How to Use the Map</text:span></text:h>
      <text:p text:style-name="P2"/>
      <text:p text:style-name="P2">There are three ways to utilize this map. The first is to zoom in and amble the along the streets and experience a little of what Victorian life was like for Londoners just a bit past the mid-century. Have a chuckle at the thought that there were still working farms aplenty in the London area in the 1860s. Be thankful that the muck and miasma and stench that doubtless pervaded 19<text:span text:style-name="T2">th</text:span> century London doesn’t accompany you on your digital journey.</text:p>
      <text:p text:style-name="P2">The second way to make use of this map is to take my guided tour of the institutions, industries, and notable men and women who made Victorian London so fascinating, infuriating, and confounding—all at once. Just click “Show Hotspots” and you’ll see the map “light up.” Click on a site to explore a building, institution, or event. Zoom in and out to see how close—or how far apart—these places really were. As you move across the map, notice the patterns:</text:p>
      <text:list xml:id="list7702653407763994202" text:style-name="L1">
        <text:list-item>
          <text:p text:style-name="P3">prisons beside courts</text:p>
        </text:list-item>
        <text:list-item>
          <text:p text:style-name="P3">libraries near centers of power</text:p>
        </text:list-item>
        <text:list-item>
          <text:p text:style-name="P3">theaters a short walk from workhouses</text:p>
        </text:list-item>
        <text:list-item>
          <text:p text:style-name="P3">scientific institutions embedded in commercial streets</text:p>
        </text:list-item>
        <text:list-item>
          <text:p text:style-name="P3">violence occurring not in isolation, but within ordinary neighborhoods</text:p>
        </text:list-item>
      </text:list>
      <text:p text:style-name="P2">There is no “correct” path. The city reveals itself through movement.</text:p>
      <text:p text:style-name="P2">The final way to explore London in the 1860s is neighborhood by neighborhood. The original map divided London and its environs into 80 regions. If you click on “See neighborhood map,” you can <text:soft-page-break/>traverse London diverse landscape.</text:p>
      <text:p text:style-name="P7"/>
      <text:p text:style-name="P7"/>
      <text:p text:style-name="P7"/>
      <text:p text:style-name="P7"/>
      <text:p text:style-name="P7"/>
      <text:p text:style-name="P7">⭐ Karl Marx</text:p>
      <text:p text:style-name="P7"/>
      <text:p text:style-name="P7">28 Dean Street, Soho</text:p>
      <text:p text:style-name="P7">Poverty, exile, British Museum Reading Room.</text:p>
      <text:p text:style-name="P7"/>
      <text:p text:style-name="P7">George Eliot (Marian Evans)</text:p>
      <text:p text:style-name="P7"/>
      <text:p text:style-name="P7">Covent Garden / Bloomsbury addresses</text:p>
      <text:p text:style-name="P7"/>
      <text:p text:style-name="P7">Henry Mayhew</text:p>
      <text:p text:style-name="P7"/>
      <text:p text:style-name="P7">Chronicler of the poor; a conceptual rather than domestic site</text:p>
      <text:p text:style-name="P7"/>
      <text:p text:style-name="P7">Oscar Wilde</text:p>
      <text:p text:style-name="P7"/>
      <text:p text:style-name="P7">Tite Street, Chelsea (later Victorian, but potent)</text:p>
      <text:p text:style-name="P7"/>
      <text:p text:style-name="P7">Bram Stoker</text:p>
      <text:p text:style-name="P7"/>
      <text:p text:style-name="P7">Lyceum Theatre connections</text:p>
      <text:p text:style-name="P7"/>
      <text:p text:style-name="P7">🎭 LEISURE, SPECTACLE, AND ESCAPE</text:p>
      <text:p text:style-name="P7"/>
      <text:p text:style-name="P7">Where Victorians went to forget themselves.</text:p>
      <text:p text:style-name="P7"/>
      <text:p text:style-name="P7">Music halls</text:p>
      <text:p text:style-name="P7"/>
      <text:p text:style-name="P7">Vauxhall Gardens (earlier, but still resonant)</text:p>
      <text:p text:style-name="P7"/>
      <text:p text:style-name="P7">Madame Tussaud’s (early iterations)</text:p>
      <text:p text:style-name="P7"/>
      <text:p text:style-name="P7">🏥 BODIES, DISEASE, AND CARE</text:p>
      <text:p text:style-name="P7"/>
      <text:p text:style-name="P7">Quiet but powerful pop-ups.</text:p>
      <text:p text:style-name="P7"/>
      <text:p text:style-name="P7">St Bartholomew’s Hospital</text:p>
      <text:p text:style-name="P7"/>
      <text:p text:style-name="P7">Guy’s Hospital</text:p>
      <text:p text:style-name="P7"/>
      <text:p text:style-name="P7">Cholera outbreak sites (Broad Street pump is slightly earlier but famous)</text:p>
      <text:p text:style-name="P7"/>
      <text:p text:style-name="P7"/>
      <text:p text:style-name="P7"><text:soft-page-break/></text:p>
      <text:p text:style-name="P7">CRYSTAL PALACE</text:p>
      <text:p text:style-name="P7"/>
      <text:p text:style-name="P7">1. [1708.369983, 7568.870986]</text:p>
      <text:p text:style-name="P7">2. [1357.645020, 7441.591765]</text:p>
      <text:p text:style-name="P7">3. [1269.963779, 7625.439528]</text:p>
      <text:p text:style-name="P7">4. [1637.659305, 7761.204030]</text:p>
      <text:p text:style-name="P7"/>
      <text:p text:style-name="P7">First erected for the Great Exhibition of 1851, the Crystal Palace was a vast structure of iron and glass, designed to display the achievements of industry, science, and empire. When the exhibition closed, it was dismantled and rebuilt here at Sydenham, where it dominated the surrounding landscape.</text:p>
      <text:p text:style-name="P7">Visitors wandered its courts as if through the future itself. By 1860, the Palace stood as both marvel and symbol: a faith that progress could be made visible, ordered, and enduring. Its destruction by fire in 1936 would later turn that confidence into memory, more vivid in absence than it ever was in use.</text:p>
      <text:p text:style-name="P7"/>
      <text:p text:style-name="P7">crystalpalace.jpg</text:p>
      <text:p text:style-name="P7">Achille-Louis Martinet, [ital]Crystal Palace, Sydenham[ital], c.1862</text:p>
      <text:p text:style-name="P7"/>
      <text:p text:style-name="P7"/>
      <text:p text:style-name="P7"/>
      <text:p text:style-name="P7"/>
      <text:p text:style-name="P7">SCOTLAND YARD</text:p>
      <text:p text:style-name="P7"/>
      <text:p text:style-name="P7">1. [7878.497137, 5163.537293]</text:p>
      <text:p text:style-name="P7">2. [7824.982817, 5183.753814]</text:p>
      <text:p text:style-name="P7">3. [7863.037444, 5281.268798]</text:p>
      <text:p text:style-name="P7">4. [7923.687007, 5269.376727]</text:p>
      <text:p text:style-name="P7"/>
      <text:p text:style-name="P7">The name “Scotland Yard” refers not to a building, but to the headquarters of the Metropolitan Police,</text:p>
      <text:p text:style-name="P7">established in 1829 as the first modern, professional police force. By 1860, its offices at Whitehall Place had become the administrative center of a new idea: that crime could be managed through</text:p>
      <text:p text:style-name="P7">organization, record-keeping, and permanent oversight.</text:p>
      <text:p text:style-name="P7"/>
      <text:p text:style-name="P7">For Victorians, Scotland Yard represented reassurance and unease in equal measure. It promised order in a rapidly expanding city, yet quietly acknowledged how much disorder required watching. Its later fame would grow alongside the crimes it failed to prevent, becoming inseparable from the anxieties of modern urban life. It stood as proof that the city believed itself governable—so long as someone was always watching.</text:p>
      <text:p text:style-name="P7"/>
      <text:p text:style-name="P7">scotlandyard.jpg</text:p>
      <text:p text:style-name="P7"/>
      <text:p text:style-name="P7"/>
      <text:p text:style-name="P7">STRAND UNION WORKHOUSE</text:p>
      <text:p text:style-name="P7"/>
      <text:p text:style-name="P7">1. [8980.297529, 4604.015346]</text:p>
      <text:p text:style-name="P7">2. [8920.242570, 4645.637595]</text:p>
      <text:p text:style-name="P7">3. [8957.702594, 4694.989690]</text:p>
      <text:p text:style-name="P7">4. [9016.568346, 4655.151252]<text:line-break/><text:soft-page-break/></text:p>
      <text:p text:style-name="P7">Established under the Poor Law of 1834, the Strand Union Workhouse was one of many institutions designed to house the destitute of central London. Intended as a final refuge for those without income, family, or employment, it also functioned as a deterrent: life inside was <text:s text:c="6"/>deliberately harsh, governed by routine, separation, and labor.By 1860, the workhouse stood as a quiet acknowledgment of Victorian limits. It reflected a belief that poverty was best managed through discipline rather than relief, and that suffering, carefully regulated, might encourage moral reform. For many who entered its doors, it offered shelter—but at the cost of autonomy, privacy, and dignity.</text:p>
      <text:p text:style-name="P7"/>
      <text:p text:style-name="P7">For many who entered its doors, it offered shelter, but only by enforcing a vision of poverty as something to be corrected rather than endured.</text:p>
      <text:p text:style-name="P7"/>
      <text:p text:style-name="P7">workhouse.jpg</text:p>
      <text:p text:style-name="P7">inside a typical Victorian workhouse</text:p>
      <text:p text:style-name="P7"><text:line-break/><text:line-break/><text:line-break/><text:line-break/>BETHLEHEM HOSPITAL (“BEDLAM”)</text:p>
      <text:p text:style-name="P7"/>
      <text:p text:style-name="P7">1. [7139.657170, 5908.584264]</text:p>
      <text:p text:style-name="P7">2. [7079.553093, 5941.818282]</text:p>
      <text:p text:style-name="P7">3. [7003.892668, 6088.189386]</text:p>
      <text:p text:style-name="P7">4. [7146.728237, 6151.121890]</text:p>
      <text:p text:style-name="P7">5. [7206.832314, 6069.804610] <text:s text:c="6"/>Bethlehem Hospital, founded in the thirteenth century, was London’s principal institution for the confinement of the mentally ill. By the nineteenth century, the word “Bedlam” had entered common <text:s text:c="6"/>speech as a synonym for chaos—a reputation shaped as much by public imagination as by institutional practice. <text:s text:c="6"/>In 1860, Bethlem (as it was also called) stood at a crossroads between cruelty and reform. Earlier <text:s text:c="6"/>centuries had treated madness as spectacle or moral failure; Victorian medicine sought instead <text:s text:c="6"/>to classify, diagnose, and manage it. Yet confinement remained central. <text:s text:c="6"/>Within its walls, distress was observed, recorded, and restrained, even as the boundary between illness and deviance remained uncertain. <text:s text:c="6"/>Even as reform softened its methods, Bethlem remained a place where suffering was contained— <text:s text:c="6"/>and where the limits of understanding were quietly enforced.</text:p>
      <text:p text:style-name="P7"/>
      <text:p text:style-name="P7"/>
      <text:p text:style-name="P7">bedlam.jpg</text:p>
      <text:p text:style-name="P7">from [itals] Walks through London [itals] (1816)</text:p>
      <text:p text:style-name="P7"/>
      <text:p text:style-name="P7">hogarth.jpg</text:p>
      <text:p text:style-name="P7">William Hogarth, “Scene in Bedlam,” from [itals] The Rake’s Progress [itals] (1735)<text:line-break/><text:line-break/><text:soft-page-break/><text:line-break/>PADDINGTON STATION</text:p>
      <text:p text:style-name="P7"/>
      <text:p text:style-name="P7">1. [8722.618515, 2724.083937]</text:p>
      <text:p text:style-name="P7">2. [8567.052679, 2855.263778]</text:p>
      <text:p text:style-name="P7">3. [8615.404222, 2913.706079]</text:p>
      <text:p text:style-name="P7">4. [8768.447370, 2781.264893] <text:s text:c="6"/>Opened in 1854. Designed by Isambard Kingdom Brunel, Paddington Station was one of the great <text:s text:c="6"/>gateways of Victorian London—a place where the city met the wider world of industry, empire, <text:s text:c="6"/>and speed.</text:p>
      <text:p text:style-name="P7"/>
      <text:p text:style-name="P7">As the London terminus of the Great Western Railway, Paddington connected the capital to the <text:s text:c="6"/>west of England and South Wales, embodying Victorian confidence in engineering, progress, <text:s text:c="6"/>and movement. Its vast iron-and-glass train shed, revolutionary for its time, transformed travel into a  <text:s text:c="6"/>modern, mechanized experience.For Victorians, stations like Paddington were not merely functional spaces but symbols of a new <text:s text:c="6"/>age: where time was standardized, distances collapsed, and London’s reach extended far <text:s text:c="6"/>beyond its streets.</text:p>
      <text:p text:style-name="P7"/>
      <text:p text:style-name="P7"/>
      <text:p text:style-name="P7">paddington.jpg</text:p>
      <text:p text:style-name="P7">William Powell Frith, [ital] The Railway Station [ital] (1862)<text:line-break/><text:line-break/><text:line-break/>THE LYCEUM THEATRE</text:p>
      <text:p text:style-name="P7"/>
      <text:p text:style-name="P7">1. [8278.000000, 5458.500000]</text:p>
      <text:p text:style-name="P7">2. [8246.750000, 5477.750000]</text:p>
      <text:p text:style-name="P7">3. [8268.000000, 5510.250000]</text:p>
      <text:p text:style-name="P7">4. [8297.500000, 5490.000000]</text:p>
      <text:p text:style-name="P7"/>
      <text:p text:style-name="P7">Rebuilt 1834; Victorian heyday mid–late 19<text:span text:style-name="T2">th</text:span> century. The Lyceum Theatre was one of Victorian London’s most important cultural institutions, standing at the intersection of popular entertainment, literary prestige, and celebrity culture.</text:p>
      <text:p text:style-name="P7"/>
      <text:p text:style-name="P7">By the latter half of the 19th century, the Lyceum became synonymous with Henry Irving, whose <text:s text:c="6"/>productions elevated the status of the actor-manager and helped transform the theatre into a  <text:s text:c="6"/>respectable, even aspirational, space for the middle classes. Under Irving, Shakespearean <text:s text:c="6"/>drama was staged with unprecedented visual spectacle, historical detail, and emotional seriousness.</text:p>
      <text:p text:style-name="P7">For Victorian audiences, the Lyceum embodied the idea that theatre could be both entertainment <text:s text:c="6"/>and moral instruction—a place where art, commerce, and public life converged under the <text:s text:c="6"/>glow of gaslight.</text:p>
      <text:p text:style-name="P7"/>
      <text:p text:style-name="P7">lyceum.jpg<text:line-break/>a view from the stage of The Lyceum Theatre</text:p>
      <text:p text:style-name="P7"/>
      <text:p text:style-name="P7"><text:soft-page-break/></text:p>
      <text:p text:style-name="P7">EAST INDIA HOUSE</text:p>
      <text:p text:style-name="P7"/>
      <text:p text:style-name="P7">1. [8431.500000, 7218.000000]</text:p>
      <text:p text:style-name="P7">2. [8376.000000, 7206.000000]</text:p>
      <text:p text:style-name="P7">3. [8358.000000, 7239.000000]</text:p>
      <text:p text:style-name="P7">4. [8435.500000, 7275.500000]</text:p>
      <text:p text:style-name="P7"/>
      <text:p text:style-name="P7">Demolished 1861. Located on Leadenhall Street, East India House served as the London headquarters of the British East India Company from the early 18th century until the mid-19th <text:s text:c="6"/>century. From within its offices, a private corporation governed vast territories, commanded armies, controlled trade routes, and shaped the lives of millions across India and beyond.</text:p>
      <text:p text:style-name="P7"/>
      <text:p text:style-name="P7">To Victorian Londoners, East India House appeared as a sober administrative building—unremarkable in scale compared to Parliament or the great railway stations. Yet it functioned as the nerve center of Britain’s imperial power, where commercial interests, political authority, and military force merged.</text:p>
      <text:p text:style-name="P7"/>
      <text:p text:style-name="P7">The building’s quiet presence reflected a defining paradox of empire: decisions of enormous consequence were made not in grand ceremonial spaces, but behind desks, ledgers, and committee doors.</text:p>
      <text:p text:style-name="P7"/>
      <text:p text:style-name="P7">eastindia.jpg</text:p>
      <text:p text:style-name="P7"/>
      <text:p text:style-name="P7"/>
      <text:p text:style-name="P7"/>
      <text:p text:style-name="P5"><text:span text:style-name="T1">CHARLES DICKENS’S HOUSE</text:span></text:p>
      <text:p text:style-name="P5"><text:span text:style-name="T1"/></text:p>
      <text:p text:style-name="P5"><text:span text:style-name="T1">1. [9223.500000, 5629.500000]</text:span></text:p>
      <text:p text:style-name="P5"><text:span text:style-name="T1">2. [9136.500000, 5676.000000]</text:span></text:p>
      <text:p text:style-name="P5"><text:span text:style-name="T1">3. [9139.000000, 5707.500000]</text:span></text:p>
      <text:p text:style-name="P5"><text:span text:style-name="T1">4. [9232.000000, 5653.500000]48 Doughty Street, Bloomsbury(Dickens lived here 1837–1839) <text:s text:c="6"/>Charles Dickens lived at 48 Doughty Street during a formative period of his career, when he was emerging as the most influential novelist of Victorian England. It was here that he completed [ital] Oliver Twist[ital] and [ital]Nicholas Nickleby[ital]—works that brought unprecedented attention to poverty, crime, childhood suffering, and the moral failures of modern urban life.</text:span></text:p>
      <text:p text:style-name="P5"><text:span text:style-name="T1"/></text:p>
      <text:p text:style-name="P5"><text:span text:style-name="T1">Though Dickens’s novels vividly depict workhouses, prisons, courts, and slums, his own domestic life unfolded in relative comfort. That distance was not incidental: Dickens wrote as an observer shaped by memory, imagination, and moral urgency rather than direct immersion. His work transformed private outrage into public conscience, helping to fix the image of Victorian London—its cruelty, vitality, </text:span><text:soft-page-break/><text:span text:style-name="T1">humor, and injustice—in the modern imagination.</text:span></text:p>
      <text:p text:style-name="P5"><text:span text:style-name="T1"/></text:p>
      <text:p text:style-name="P5"><text:span text:style-name="T1">Today, the house stands as a reminder that literature itself was one of the era’s most powerful institutions.</text:span></text:p>
      <text:p text:style-name="P5"><text:span text:style-name="T1"/></text:p>
      <text:p text:style-name="P5"><text:span text:style-name="T1">dickens.jpg</text:span></text:p>
      <text:p text:style-name="P5"><text:span text:style-name="T1">Daniel Maclise, [ital]Portrait of Charles Dickens[ital], 1839</text:span></text:p>
      <text:p text:style-name="P5"><text:span text:style-name="T1"/></text:p>
      <text:p text:style-name="P5"><text:span text:style-name="T1"/></text:p>
      <text:p text:style-name="P5"><text:span text:style-name="T1">THE BRITISH MUSEUM</text:span></text:p>
      <text:p text:style-name="P5"><text:span text:style-name="T1"/></text:p>
      <text:p text:style-name="P5"><text:span text:style-name="T1">1. [8895.403307, 5078.440902]</text:span></text:p>
      <text:p text:style-name="P5"><text:span text:style-name="T1">2. [8769.538300, 5171.778998]</text:span></text:p>
      <text:p text:style-name="P5"><text:span text:style-name="T1">3. [8839.541872, 5269.359733]</text:span></text:p>
      <text:p text:style-name="P5"><text:span text:style-name="T1">4. [8959.042918, 5178.142959]</text:span></text:p>
      <text:p text:style-name="P5"><text:span text:style-name="T1"/></text:p>
      <text:p text:style-name="P5"><text:span text:style-name="T1">Opened 1759. The British Museum was one of the defining intellectual institutions of Victorian London. Conceived as a universal museum, it sought to collect, classify, and display the material culture of the world within a single public space, offering knowledge as a civic good accessible beyond elite circles.</text:span></text:p>
      <text:p text:style-name="P5"><text:span text:style-name="T1"/></text:p>
      <text:p text:style-name="P5"><text:span text:style-name="T1">By the 19th century, the Museum had become both a symbol of Victorian confidence in scholarship and an embodiment of imperial reach. Its collections expanded rapidly through exploration, excavation, purchase, and colonial acquisition, transforming distant civilizations into objects of study within the imperial capital.</text:span></text:p>
      <text:p text:style-name="P5"><text:span text:style-name="T1"/></text:p>
      <text:p text:style-name="P5"><text:span text:style-name="T1">For Victorians, the British Museum represented order imposed upon global history—a place where the past could be arranged, interpreted, and made legible. It also raised enduring questions about ownership, authority, and the ethics of collecting that continue to shape debates about museums today.</text:span></text:p>
      <text:p text:style-name="P5"><text:span text:style-name="T1"/></text:p>
      <text:p text:style-name="P5"><text:span text:style-name="T1">britishmuseum.jpg</text:span></text:p>
      <text:p text:style-name="P5"><text:span text:style-name="T1">south-facing front facade of the British Museum</text:span></text:p>
      <text:p text:style-name="P5"><text:span text:style-name="T1"/></text:p>
      <text:p text:style-name="P5"><text:span text:style-name="T1">readingroom.jpg</text:span></text:p>
      <text:p text:style-name="P5"><text:span text:style-name="T1">the British Museum Reading Room</text:span></text:p>
      <text:p text:style-name="P5"><text:span text:style-name="T1"/></text:p>
      <text:p text:style-name="P5"><text:span text:style-name="T1"/></text:p>
      <text:p text:style-name="P5"><text:span text:style-name="T1">THE HOUSES OF PARLIAMENT (PALACE OF WESTMINSTER)</text:span></text:p>
      <text:p text:style-name="P5"><text:span text:style-name="T1"/></text:p>
      <text:p text:style-name="P5"><text:span text:style-name="T1">1. [7468.220682, 5200.402714]</text:span></text:p>
      <text:p text:style-name="P5"><text:span text:style-name="T1">2. [7358.813628, 5198.024300]</text:span></text:p>
      <text:p text:style-name="P5"><text:soft-page-break/><text:span text:style-name="T1">3. [7324.326621, 5209.916371]</text:span></text:p>
      <text:p text:style-name="P5"><text:span text:style-name="T1">4. [7281.515165, 5221.808442]</text:span></text:p>
      <text:p text:style-name="P5"><text:span text:style-name="T1">5. [7261.298644, 5303.863733]</text:span></text:p>
      <text:p text:style-name="P5"><text:span text:style-name="T1">6. [7459.896232, 5324.080254]</text:span></text:p>
      <text:p text:style-name="P5"><text:span text:style-name="T1"/></text:p>
      <text:p text:style-name="P5"><text:span text:style-name="T1">Rebuilt after a catastrophic fire in 1834, the Houses of Parliament emerged in their Victorian form as a deliberate act of national self-definition. Designed by Charles Barry with interiors by Augustus Pugin, the new Palace of Westminster fused medieval Gothic style with modern governance, presenting Britain’s political authority as ancient, continuous, and morally rooted—even as it presided over rapid industrial and imperial change.</text:span></text:p>
      <text:p text:style-name="P5"><text:span text:style-name="T1"/></text:p>
      <text:p text:style-name="P5"><text:span text:style-name="T1">By 1860, Parliament stood as both working institution and symbolic architecture. Its towers, chambers, and ornamentation projected stability, tradition, and constitutional order at a moment when the social fabric of Britain was under strain. The Gothic Revival style was not nostalgic decoration but ideological statement: progress, Victorians insisted, need not abandon history.</text:span></text:p>
      <text:p text:style-name="P5"><text:span text:style-name="T1"/></text:p>
      <text:p text:style-name="P5"><text:span text:style-name="T1">Yet behind its carved stone and ritualized procedures, Parliament was also a site of exclusion. While laws governing labor, poverty, empire, and reform were debated within its walls, vast portions of the population—women, the working poor, colonial subjects—remained unrepresented. The building thus embodied a central Victorian contradiction: a faith in moral governance paired with sharply limited political voice.</text:span></text:p>
      <text:p text:style-name="P5"><text:span text:style-name="T1"/></text:p>
      <text:p text:style-name="P5"><text:span text:style-name="T1">For Victorian Londoners, the Houses of Parliament were not merely where power was exercised, but where it was performed—visible, theatrical, and meant to reassure a nation that order endured.</text:span></text:p>
      <text:p text:style-name="P5"><text:span text:style-name="T1"/></text:p>
      <text:p text:style-name="P5"><text:span text:style-name="T1">parliamentfire.jpg</text:span></text:p>
      <text:p text:style-name="P5"><text:span text:style-name="T1">Anonymous, [ital]The Palace of Westminster from the River after the Fire of 1834[ital], c. 1834</text:span></text:p>
      <text:p text:style-name="P5"><text:span text:style-name="T1"/></text:p>
      <text:p text:style-name="P5"><text:span text:style-name="T1"/></text:p>
      <text:p text:style-name="P5"><text:span text:style-name="T1">WHITEHALL</text:span></text:p>
      <text:p text:style-name="P5"><text:span text:style-name="T1"/></text:p>
      <text:p text:style-name="P5"><text:span text:style-name="T1">1. [7468.220682, 5200.402714]</text:span></text:p>
      <text:p text:style-name="P5"><text:span text:style-name="T1">2. [7358.813628, 5198.024300]</text:span></text:p>
      <text:p text:style-name="P5"><text:span text:style-name="T1">3. [7324.326621, 5209.916371]</text:span></text:p>
      <text:p text:style-name="P5"><text:span text:style-name="T1">4. [7281.515165, 5221.808442]</text:span></text:p>
      <text:p text:style-name="P5"><text:span text:style-name="T1">5. [7261.298644, 5303.863733]</text:span></text:p>
      <text:p text:style-name="P5"><text:span text:style-name="T1">6. [7459.896232, 5324.080254]</text:span></text:p>
      <text:p text:style-name="P5"><text:span text:style-name="T1">7. [7468.220682, 5203.970335]</text:span></text:p>
      <text:p text:style-name="P5"><text:span text:style-name="T1">8. [7876.676722, 5142.922476]</text:span></text:p>
      <text:p text:style-name="P5"><text:span text:style-name="T1">9. [7863.222379, 5092.468691]</text:span></text:p>
      <text:p text:style-name="P5"><text:span text:style-name="T1">10. [7680.747857, 5105.082137]</text:span></text:p>
      <text:p text:style-name="P5"><text:soft-page-break/><text:span text:style-name="T1">11. [7654.680068, 5105.082137]</text:span></text:p>
      <text:p text:style-name="P5"><text:span text:style-name="T1">12. [7650.475586, 5187.489986]</text:span></text:p>
      <text:p text:style-name="P5"><text:span text:style-name="T1">13. [7721.951781, 5183.285504]</text:span></text:p>
      <text:p text:style-name="P5"><text:span text:style-name="T1">14. [7799.314251, 5168.990265]</text:span></text:p>
      <text:p text:style-name="P5"><text:span text:style-name="T1"/></text:p>
      <text:p text:style-name="P5"><text:span text:style-name="T1">Whitehall was the administrative spine of Victorian government—the long corridor of offices and departments through which the everyday machinery of the state quietly moved. While Parliament performed power in public, Whitehall exercised it in paperwork: memoranda, dispatches, budgets, appointments, and files that translated political decisions into lived reality.</text:span></text:p>
      <text:p text:style-name="P5"><text:span text:style-name="T1"/></text:p>
      <text:p text:style-name="P5"><text:span text:style-name="T1">By 1860, Whitehall had become synonymous with professional bureaucracy. The Victorian state was expanding—regulating public health, policing, education, poverty, and empire—and its authority increasingly depended on permanent civil servants rather than individual ministers. The street’s buildings housed the institutional memory of government, where information was gathered, categorized, and acted upon.</text:span></text:p>
      <text:p text:style-name="P5"><text:span text:style-name="T1"/></text:p>
      <text:p text:style-name="P5"><text:span text:style-name="T1">Whitehall also embodied a particular kind of anonymity. Unlike palaces or monuments, its architecture was often sober, repetitive, and impersonal—appropriate to a mode of power that preferred to appear neutral, rational, and administrative. Yet the consequences of decisions made here were anything but abstract, reaching from London’s slums to colonial provinces thousands of miles away.</text:span></text:p>
      <text:p text:style-name="P5"><text:span text:style-name="T1"/></text:p>
      <text:p text:style-name="P5"><text:span text:style-name="T1">For Victorian Londoners, “Whitehall” was less a place than a concept: government as a continuous presence, operating behind doors, through procedures, and in the name of order.</text:span></text:p>
      <text:p text:style-name="P5"><text:span text:style-name="T1"/></text:p>
      <text:p text:style-name="P5"><text:span text:style-name="T1">whitehall.jpg</text:span></text:p>
      <text:p text:style-name="P5"><text:span text:style-name="T1">Whitehall, looking towards Holbein Gateway, 1873</text:span></text:p>
      <text:p text:style-name="P5"><text:span text:style-name="T1"/></text:p>
      <text:p text:style-name="P5"><text:span text:style-name="T1"/></text:p>
      <text:h text:style-name="P6" text:outline-level="2"><text:span text:style-name="T1">SOMERSET HOUSE</text:span></text:h>
      <text:p text:style-name="P1"><text:span text:style-name="T1"/></text:p>
      <text:p text:style-name="P1">1. [8260.125487, 5528.893930]</text:p>
      <text:p text:style-name="P1">2. [8172.672260, 5572.620544]</text:p>
      <text:p text:style-name="P1">3. [8212.194391, 5664.278253]</text:p>
      <text:p text:style-name="P1">4. [8303.011204, 5612.142675]</text:p>
      <text:p text:style-name="P1"><text:span text:style-name="T1"/></text:p>
      <text:p text:style-name="P2">Somerset House was one of the most telling buildings in Victorian London—not because it announced power with spectacle, but because it housed the practical institutions that made modern government possible. Built in the late eighteenth century along the Strand, its neoclassical grandeur projected order and permanence, yet its purpose was administrative: a central node where the state managed revenue, records, and oversight.</text:p>
      <text:p text:style-name="P2">By 1860, Somerset House was closely associated with the machinery of taxation and regulation. It <text:soft-page-break/>housed key offices of the Inland Revenue and other departments tied to customs, stamps, and the accounting systems that underwrote Britain’s expanding state. In a city increasingly shaped by commerce and empire, Somerset House represented the quiet infrastructure behind both: the ledgers, forms, and bureaucratic routines that translated national ambition into enforceable policy.</text:p>
      <text:p text:style-name="P2">The building also embodied a Victorian faith in classification. Here the state made the world legible—counted, documented, filed, and standardized. That impulse could serve reform and efficiency, but it also carried an edge: the same systems that organized governance could also monitor, constrain, and extract.</text:p>
      <text:p text:style-name="P2">For Victorian Londoners, Somerset House was a reminder that power did not only reside in Parliament or the Crown. It lived in administration—in the persistent, invisible work of offices where decisions were measured, recorded, and made permanent.</text:p>
      <text:p text:style-name="P2"/>
      <text:p text:style-name="P2">somerset.jpg</text:p>
      <text:p text:style-name="P2">F. Mackenzie, [ital]Somerset House, from the Thames[ital], Westminster, 1810</text:p>
      <text:p text:style-name="P2"/>
      <text:p text:style-name="P2"/>
      <text:p text:style-name="P2">BOW STREET MAGISTRATES’ COURT</text:p>
      <text:p text:style-name="P2"/>
      <text:p text:style-name="P2">1. [8430.407011, 5372.487197]</text:p>
      <text:p text:style-name="P2">2. [8392.146224, 5414.952466]</text:p>
      <text:p text:style-name="P2">3. [8430.407011, 5444.804289]</text:p>
      <text:p text:style-name="P2">4. [8459.838386, 5385.941540]</text:p>
      <text:p text:style-name="P2"/>
      <text:p text:style-name="P2">Bow Street Magistrates’ Court was one of the most important legal institutions in Victorian London, not because it tried great crimes, but because it handled everyday justice. Located near Covent Garden, it dealt with theft, assault, disorder, vagrancy, and domestic disputes—the routine frictions of urban life. For many Londoners, Bow Street was their first and only encounter with the law.</text:p>
      <text:p text:style-name="P2"/>
      <text:p text:style-name="P2">By 1860, justice here was swift and discretionary. Magistrates exercised broad authority, issuing fines, short sentences, or imprisonment with little ceremony. Proceedings were public and pragmatic, aimed less at deliberation than at restoring order. Poverty, drunkenness, and desperation were treated not as conditions to be addressed, but as behaviors to be corrected.</text:p>
      <text:p text:style-name="P2"/>
      <text:p text:style-name="P2">Closely associated with the legacy of the Bow Street Runners, the court stood at the intersection of law and policing. It embodied Victorian justice at ground level: immediate, personal, and unavoidable. Here, the authority of the state was not abstract or distant—it was applied case by case, in full view, and with lasting consequences.</text:p>
      <text:p text:style-name="P2"/>
      <text:p text:style-name="P2">bowstreet.jpg</text:p>
      <text:p text:style-name="P2"><text:soft-page-break/>a chaotic scene from the Bow Street Magistrates’ Court in session</text:p>
      <text:p text:style-name="P2"/>
      <text:p text:style-name="P2"/>
      <text:p text:style-name="P2">JACK THE RIPPER VICTIM #1: MARY ANN “POLLY” NICHOLS</text:p>
      <text:p text:style-name="P2"/>
      <text:p text:style-name="P2">1. [8877.500000, 8131.000000]</text:p>
      <text:p text:style-name="P2">2. [8865.500000, 8136.000000]</text:p>
      <text:p text:style-name="P2">3. [8958.000000, 8336.000000]</text:p>
      <text:p text:style-name="P2">4. [8981.500000, 8324.000000]</text:p>
      <text:p text:style-name="P2"/>
      <text:p text:style-name="P2">In the early hours of 31 August 1888, the body of Mary Ann “Polly” Nichols was found in Buck’s Row, a narrow street along the edge of Whitechapel. Her murder is widely regarded as the first “canonical” killing attributed to the figure later known as Jack the Ripper.</text:p>
      <text:p text:style-name="P2"/>
      <text:p text:style-name="P2">Buck’s Row itself was not a dramatic place—an ordinary working-class thoroughfare shaped by rail yards, warehouses, and cheap lodging. That ordinariness is part of what made the crime so unsettling. The violence was not staged in a gothic alley or distant ruin, but embedded in the everyday geography of a city where poverty, overcrowding, and exhaustion were normal conditions.</text:p>
      <text:p text:style-name="P2"/>
      <text:p text:style-name="P2">Nichols’s death exposed more than a single act of brutality. It revealed how precarious life could be for the poor—especially women—whose survival depended on unstable work, unsafe streets, and institutions that offered little protection. The Ripper story became a spectacle of fear and fascination, but the reality beneath it was Victorian London’s harsh social ecology: the thin line between endurance and catastrophe.</text:p>
      <text:p text:style-name="P2"/>
      <text:p text:style-name="P2">Buck’s Row is remembered because of what happened there. But what it represents is broader: a city that could absorb suffering so routinely that it became visible only when it turned into legend.</text:p>
      <text:p text:style-name="P2"/>
      <text:p text:style-name="P2">nichols.jpg</text:p>
      <text:p text:style-name="P2"/>
      <text:p text:style-name="P2"/>
      <text:p text:style-name="P2">JACK THE RIPPER VICTIM #2: ANNIE CHAPMAN</text:p>
      <text:p text:style-name="P2"/>
      <text:p text:style-name="P2">1. [8983.500000, 7662.750000]</text:p>
      <text:p text:style-name="P2">2. [8959.500000, 7658.250000]</text:p>
      <text:p text:style-name="P2">3. [8959.000000, 7715.750000]</text:p>
      <text:p text:style-name="P2">4. [8984.750000, 7716.250000]</text:p>
      <text:p text:style-name="P2"><text:soft-page-break/></text:p>
      <text:p text:style-name="P2">On the morning of 8 September 1888, the body of Annie Chapman was discovered in the backyard of 29 Hanbury Street, Spitalfields. Her murder, following so closely after that of Mary Ann Nichols, transformed fear into certainty: London now understood that a pattern was forming.</text:p>
      <text:p text:style-name="P2"/>
      <text:p text:style-name="P2">Hanbury Street was a densely populated working-class area of lodging houses, small workshops, and shared courtyards—spaces where privacy was scarce and movement constant. That Chapman was killed within an enclosed yard, only yards from neighboring dwellings, shattered any illusion that proximity offered protection. Violence could occur not just in the street, but within the domestic spaces of the poor.</text:p>
      <text:p text:style-name="P2"/>
      <text:p text:style-name="P2">Chapman’s death intensified public anxiety and press attention, but it also exposed deeper structural vulnerabilities. Like Nichols, Chapman lived at the margins of economic survival, reliant on unstable work and temporary shelter. Her murder revealed how easily the poor could disappear into the city’s routines, noticed only when their deaths disrupted the social order.</text:p>
      <text:p text:style-name="P2"/>
      <text:p text:style-name="P2">Hanbury Street became infamous, but its significance lies less in notoriety than in what it exposed: a city in which overcrowding, poverty, and indifference created conditions where suffering could unfold unseen—until it could no longer be ignored.</text:p>
      <text:p text:style-name="P2"/>
      <text:p text:style-name="P2">wantedposter.jpg</text:p>
      <text:p text:style-name="P2">“Wanted” poster distributed after the second murder</text:p>
      <text:p text:style-name="P2"/>
      <text:p text:style-name="P2"/>
      <text:p text:style-name="P2"/>
      <text:p text:style-name="P2">JACK THE RIPPER VICTIM #3: ELIZABETH STRIDE</text:p>
      <text:p text:style-name="P2"/>
      <text:p text:style-name="P2">1. [8535.485956, 7996.317035]</text:p>
      <text:p text:style-name="P2">2. [8449.926035, 8003.388103]</text:p>
      <text:p text:style-name="P2">3. [8452.047356, 8038.036335]</text:p>
      <text:p text:style-name="P2">4. [8534.778849, 8033.440141]</text:p>
      <text:p text:style-name="P2"/>
      <text:p text:style-name="P2">In the early hours of 30 September 1888, the body of Elizabeth Stride was found in Dutfield’s Yard off Berner Street, just beyond the entrance to a socialist club. Unlike other victims, Stride’s injuries suggested a sudden, interrupted attack—an anomaly that has long shaped interpretations of the crime.</text:p>
      <text:p text:style-name="P2"/>
      <text:p text:style-name="P2">Berner Street lay within a dense network of working-class housing, political meeting places, and informal social life. The yard where Stride was killed was not secluded in the usual sense; it bordered a space of activity, conversation, and movement. That proximity underscores how little distance <text:soft-page-break/>separated ordinary life from lethal violence.</text:p>
      <text:p text:style-name="P2"/>
      <text:p text:style-name="P2">Stride’s death also complicates the Ripper narrative. The apparent interruption—possibly by a passerby or nearby disturbance—highlights the contingent nature of the crimes. Violence here was not inevitable or ritualized, but dependent on circumstance, timing, and chance.</text:p>
      <text:p text:style-name="P2"/>
      <text:p text:style-name="P2">As fear spread across East London, Stride’s murder reinforced a grim reality: even partial escape offered no safety. The city’s crowded streets and shared spaces, meant to provide community, could just as easily mask danger—revealing how precarious life was for those living at the margins.</text:p>
      <text:p text:style-name="P2"/>
      <text:p text:style-name="P2">policenews.jpg</text:p>
      <text:p text:style-name="P2">the front page of The Illustrated Police News the day after Jack the Ripper killed two women in one night</text:p>
      <text:p text:style-name="P2"/>
      <text:p text:style-name="P2"/>
      <text:p text:style-name="P2">JACK THE RIPPER VICTIM #4: CATHERINE EDDOWES</text:p>
      <text:p text:style-name="P2"/>
      <text:p text:style-name="P2">1. [8487.668482, 7430.166055]</text:p>
      <text:p text:style-name="P2">2. [8455.559889, 7404.300800]</text:p>
      <text:p text:style-name="P2">3. [8424.343203, 7442.950031]</text:p>
      <text:p text:style-name="P2">4. [8452.884173, 7474.761321]</text:p>
      <text:p text:style-name="P2"/>
      <text:p text:style-name="P2">In the early hours of 30 September 1888, less than an hour after the murder of Elizabeth Stride, the body of Catherine Eddowes was discovered in Mitre Square, within the jurisdiction of the City of London. The proximity in time between the two killings—later known as the “double event”—marked a decisive escalation in fear and urgency.</text:p>
      <text:p text:style-name="P2"/>
      <text:p text:style-name="P2">Mitre Square differed sharply from earlier sites. Unlike the dense residential streets of Whitechapel, it was a commercial and administrative space, bordered by warehouses, offices, and institutions. The murder demonstrated that violence was not confined to the poorest quarters of East London. It could cross boundaries—geographical, social, and administrative—with ease.</text:p>
      <text:p text:style-name="P2"/>
      <text:p text:style-name="P2">Eddowes’s killing intensified pressure on authorities. The fact that it occurred under a different police jurisdiction complicated coordination and underscored the fragmented nature of Victorian law enforcement. The city appeared not merely dangerous, but disjointed—its systems struggling to respond to events that moved faster than procedure.</text:p>
      <text:p text:style-name="P2"/>
      <text:p text:style-name="P2">Eddowes’s death cemented the Ripper’s presence in the public imagination, but it also revealed something more unsettling: that the city’s divisions—between districts, classes, and institutions—offered <text:soft-page-break/>no meaningful protection. On that night, London itself seemed permeable, its order briefly undone by speed, chance, and silence.</text:p>
      <text:p text:style-name="P2"/>
      <text:p text:style-name="P2">eddowes.jpg</text:p>
      <text:p text:style-name="P2"/>
      <text:p text:style-name="P2"/>
      <text:p text:style-name="P2"/>
      <text:p text:style-name="P2">JACK THE RIPPER VICTIM #5: MARY JANE KELLY</text:p>
      <text:p text:style-name="P2"/>
      <text:p text:style-name="P2">1. [8839.000000, 7516.000000]</text:p>
      <text:p text:style-name="P2">2. [8803.500000, 7514.500000]</text:p>
      <text:p text:style-name="P2">3. [8812.000000, 7589.500000]</text:p>
      <text:p text:style-name="P2">4. [8848.000000, 7590.000000]</text:p>
      <text:p text:style-name="P2"/>
      <text:p text:style-name="P2">On the morning of 9 November 1888, Mary Jane Kelly was found dead in her small room at Miller’s Court, off Dorset Street. Her murder is often treated as the final “canonical” Ripper killing—not only because it came last, but because it took place indoors, behind a closed door, in a space that should have offered the minimum shelter of privacy.</text:p>
      <text:p text:style-name="P2"/>
      <text:p text:style-name="P2">Miller’s Court sat within one of the most overcrowded districts of East London, a landscape of narrow passages, lodging houses, and rooms subdivided into near-inhabitable quarters. The court was reached through a passageway—semi-hidden, dense with proximity, and shaped by a constant churn of poverty and transience. In such places, the boundary between refuge and vulnerability could be paper-thin.</text:p>
      <text:p text:style-name="P2"/>
      <text:p text:style-name="P2">Kelly’s death exposed the cruel paradox of Victorian urban life: the poor were often most exposed not in public streets, but in the fragile private spaces they could barely afford. A room could be both sanctuary and trap. The same conditions that made survival possible—cheap rent, anonymity, informal arrangements—also made protection unlikely and disappearance easy.</text:p>
      <text:p text:style-name="P2"/>
      <text:p text:style-name="P2">In the aftermath, Miller’s Court became a symbol, but its deeper meaning lies in what it revealed: how a city could allow lives to become so precarious that violence could enter the most intimate spaces without warning—and be noticed only when it became a story the wider world could not look away from.</text:p>
      <text:p text:style-name="P2"/>
      <text:p text:style-name="P2">kelly.jpg</text:p>
      <text:p text:style-name="P2"/>
      <text:p text:style-name="P2"/>
      <text:p text:style-name="P2">THE OLD BAILEY (CENTRAL CRIMINAL COURT)</text:p>
      <text:p text:style-name="P2"><text:soft-page-break/></text:p>
      <text:p text:style-name="P2">1. [8627.000000, 6327.500000]</text:p>
      <text:p text:style-name="P2">2. [8563.500000, 6318.000000]</text:p>
      <text:p text:style-name="P2">3. [8558.000000, 6346.000000]</text:p>
      <text:p text:style-name="P2">4. [8618.500000, 6363.000000]</text:p>
      <text:p text:style-name="P2"/>
      <text:p text:style-name="P2">The Old Bailey was the principal criminal court of Victorian London—the place where the city judged its most serious offenses and publicly decided who would be punished, transported, or condemned to death. Though the court’s origins stretch back centuries, by the nineteenth century it had become a central ritual space of justice, spectacle, and moral instruction.</text:p>
      <text:p text:style-name="P2"/>
      <text:p text:style-name="P2">Trials at the Old Bailey were swift, public, and often unforgiving. Defendants—many drawn from the city’s poorest districts—stood before judges and juries who weighed not only evidence, but character, reputation, and social standing. Proceedings were reported widely in newspapers and pamphlets, transforming individual cases into moral lessons for the wider public. Justice here was not private deliberation; it was performance.</text:p>
      <text:p text:style-name="P2"/>
      <text:p text:style-name="P2">The court’s physical proximity to Newgate Prison was no accident. Judgment and punishment were meant to feel inseparable. A verdict delivered inside the courtroom could lead directly to imprisonment, transportation, or execution next door. The law did not merely pronounce guilt—it enacted consequence with immediacy.</text:p>
      <text:p text:style-name="P2"/>
      <text:p text:style-name="P2">For Victorian Londoners, the Old Bailey embodied the promise and menace of the legal system. It stood as proof that order was maintained through reasoned judgment, yet it also revealed how narrowly that judgment could be applied. The court reassured the city that crime was contained—even as it quietly demonstrated how fragile that containment could be.</text:p>
      <text:p text:style-name="P2"/>
      <text:p text:style-name="P2">oldbailey.jpg</text:p>
      <text:p text:style-name="P2">Thomas Hosmer Shepherd, [ital]Central Criminal Court, The Old Bailey[ital], c. 18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Baskerville" svg:font-family="Baskerville"/>
    <style:font-face style:name="Baskerville-Bold" svg:font-family="Baskerville-Bold"/>
    <style:font-face style:name="MinionPro-Regular" svg:font-family="MinionPro-Regular"/>
    <style:font-face style:name="OpenSymbol" svg:font-family="OpenSymbol"/>
    <style:font-face style:name="sans-serif" svg:font-family="sans-serif"/>
    <style:font-face style:name="ui-monospace" svg:font-family="ui-monospace, SFMono-Regular, Menlo, Monaco, Consolas, 'Liberation Mono', monospace"/>
    <style:font-face style:name="Baskerville-Italic" svg:font-family="Baskerville-Italic" style:font-family-generic="script"/>
    <style:font-face style:name="Baskerville1" svg:font-family="Baskervill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_5b_No_20_Paragraph_20_Style_5d_" style:display-name="[No Paragraph Style]" style:family="paragraph">
      <style:paragraph-properties fo:margin-left="0in" fo:margin-right="0in" fo:margin-top="0in" fo:margin-bottom="0in" fo:line-height="120%" fo:text-align="start" style:justify-single-word="false" fo:text-indent="0in" style:auto-text-indent="false" style:text-autospace="none" style:vertical-align="middle" style:writing-mode="lr-tb"/>
      <style:text-properties fo:color="#000000" style:text-line-through-style="none" style:text-position="0% 100%" style:font-name="MinionPro-Regular" fo:font-size="12pt" fo:letter-spacing="normal" fo:language="en" fo:country="US" fo:font-style="normal" style:text-underline-style="none" fo:font-weight="normal" style:font-name-asian="MinionPro-Regular" style:font-size-asian="12pt" style:font-style-asian="normal" style:font-weight-asian="normal" style:font-name-complex="MinionPro-Regular" style:font-size-complex="12pt" style:font-style-complex="normal" style:font-weight-complex="normal" style:text-emphasize="none" style:text-scale="100%"/>
    </style:style>
    <style:style style:name="_5b_Basic_20_Paragraph_5d_" style:display-name="[Basic Paragraph]" style:family="paragraph" style:parent-style-name="_5b_No_20_Paragraph_20_Style_5d_"/>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rie Schweitzer</meta:initial-creator>
    <meta:creation-date>2026-02-02T17:20:25</meta:creation-date>
    <dc:date>2026-02-10T11:24:36</dc:date>
    <dc:creator>Corie Schweitzer</dc:creator>
    <meta:editing-duration>P3DT21H13M56S</meta:editing-duration>
    <meta:editing-cycles>6</meta:editing-cycles>
    <meta:generator>OpenOffice/4.1.15$Unix OpenOffice.org_project/4115m2$Build-9813</meta:generator>
    <meta:document-statistic meta:table-count="0" meta:image-count="0" meta:object-count="0" meta:page-count="15" meta:paragraph-count="238" meta:word-count="4141" meta:character-count="28561"/>
  </office:meta>
</office:document-meta>
</file>